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0b0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0b0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0b0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0b0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0b0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0b0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0b0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0b0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0b0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0b0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0b0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0b0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0b0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0b0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0b0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0b0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0b0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mary Victoria Silva Márq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Urbanej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4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36015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Rafael Silv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284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1.8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1" meta:non-whitespace-character-count="994"/>
    <meta:template xlink:type="simple" xlink:actuate="onRequest" xlink:title="Normal" xlink:href=""/>
  </office:meta>
</office:document-meta>
</file>